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ce style:name="Times New Roman" svg:font-family="'Times New Roman'" style:font-family-generic="roman"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writing-mode="lr-tb"/>
      <style:text-properties style:text-underline-style="solid" style:text-underline-width="auto" style:text-underline-color="font-color"/>
    </style:style>
    <style:style style:name="P2" style:family="paragraph" style:parent-style-name="Standard">
      <style:paragraph-properties fo:line-height="150%" fo:text-align="start" style:justify-single-word="false" style:writing-mode="lr-tb"/>
      <style:text-properties style:text-underline-style="none"/>
    </style:style>
    <style:style style:name="T1" style:family="text">
      <style:text-properties fo:font-size="8pt" style:font-size-asian="8pt" style:font-size-complex="8pt"/>
    </style:style>
    <style:style style:name="T2" style:family="text">
      <style:text-properties officeooo:rsid="001a91ad"/>
    </style:style>
    <style:style style:name="T3" style:family="text">
      <style:text-properties officeooo:rsid="001afd2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eamble to white noise</text:p>
      <text:p text:style-name="P1"/>
      <text:p text:style-name="P2"><text:tab/>If there ever were meadows over this planet, they are surely gone by now. A desolate barren wasteland lies at the front of the Hangar. The cracks of the almost completely devoid of water surface stretches for nautical miles over aerial miles as <text:span text:style-name="T3">far as </text:span>the eyes can see. Any sign of vegetation is purely artificial, nothing grows here without the use of the hydraulic systems that draws its water from the middle and northern rivers. Two H<text:span text:style-name="T1">2</text:span>0 rivers, and one who rumo<text:span text:style-name="T2">u</text:span>red to have heavy water D<text:span text:style-name="T1">2</text:span>O orT<text:span text:style-name="T1">2</text:span>O according to geo-thermal scan schematics of geo-stationary orbit satellites.</text:p>
      <text:p text:style-name="P2"><text:tab/>The cracks fill the land, the used to be sunken rocky surface of the vast oceans that are nearly gone now from the planet's outer shell. The only human-made cracks are the stigmata of mechwarriors footprint that scan the ground from time to time, in order to remedy the left-overs of aerial strikes who missed a small percentage of their targets. Cliff jumper take-offs of the nearby VTOLs aero docks are heard every now and then. A vertical take off and landing vessel is quite resource consuming on the one hand, but then again requires zero runway to begin with as its “drawback”. </text:p>
      <text:p text:style-name="P2"><text:tab/>One is referred to as the bunnies and the other is commonly called the lemmings. Which is the more suicidal vessel is yet to be determined on the fields of battle that claims life of pilots and mech drivers alike. They die by the thousands each day to be revived in their mother base, whether on a mothership as pilots usually get to be picked up by dropships or the nearest desolated outpost in the middle of nowhere but just close enough to the fray of battle. The mobile infantry usually gets assigned to one outpost or another, depends how vicious and gory the post magistrate that is stationed there.</text:p>
      <text:p text:style-name="P2"><text:tab/>The line of skirmish of the battlefront usually called LSB is usually whe<text:span text:style-name="T3">re</text:span> the tag of blood is played and dealt, at and with<text:span text:style-name="T2"> – </text:span>one does not necessarily <text:span text:style-name="T2">negates</text:span> the other. Hide and seek much like search and destroy gets a new meaning when a lynx is skewered by a heat seeking missile. The beasts of commando units and stealth thermo-optic camouflage under the guise of mortals playing indefinitely as immortal pawns. The necessity of life at the LSB gives way to the moral excuse of bypassing divine intervention in the form of cheating death. Everything can be recycled in the name of war, even dead soldiers cannot linger on the other side for more than 16 hours. </text:p>
      <text:p text:style-name="P2"><text:tab/>The integrity of the line must hold. The planet vibrates as the waves of war drives forward and backwards the LSB, under the sheer weight of machinery and soldiers who clash in mid field and at mid air. The face of the planet is scarred red from blood of warriors who fell again and again for the past seven centuries of war. The cries of battle echo in its red cracks between the rocks and beneath them where plots are being schemed at any given moment by both sides. It is a good way to die again and again by those who will not succumb to fear, uncertainty and doubt. It is the spirit of wolves that will rise to the challenge. It is but just another common day on this planet, M-E-2.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Times New Roman1" svg:font-family="'Times New Roman'"/>
    <style:font-face style:name="Times New Roman" svg:font-family="'Times New Roman'" style:font-family-generic="roman"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e" style:country-complex="IL"/>
    </style:default-style>
    <style:default-style style:family="paragraph">
      <style:paragraph-properties fo:text-align="end" style:justify-single-word="false"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Times New Roman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1" fo:font-size="14pt" style:font-name-asian="SimSun" style:font-size-asian="14pt" style:font-name-complex="Times New Roman1"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Times New Roman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imes New Roman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imes New Roman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rl-tb" style:footnote-max-height="0in">
        <style:footnote-sep style:width="0.0071in" style:distance-before-sep="0.0398in" style:distance-after-sep="0.0398in" style:line-style="none"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8T20:51:46.37</meta:creation-date>
    <meta:editing-duration>P0D</meta:editing-duration>
    <meta:editing-cycles>3</meta:editing-cycles>
    <meta:generator>LibreOffice/3.6$Windows_x86 LibreOffice_project/2ef5aff-a6fb0ff-166bdff-cf087ad-0f1389</meta:generator>
    <dc:date>2013-01-28T16:35:04.85</dc:date>
    <meta:document-statistic meta:table-count="0" meta:image-count="0" meta:object-count="0" meta:page-count="1" meta:paragraph-count="6" meta:word-count="567" meta:character-count="3147" meta:non-whitespace-character-count="2578"/>
  </office:meta>
</office:document-meta>
</file>